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84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 style:data-style-name="N41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41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"/>
  </office:automatic-styles>
  <office:body>
    <office:spreadsheet>
      <table:table table:name="Tabelle1" table:style-name="ta1">
        <table:table-column table:style-name="co1" table:number-columns-repeated="5" table:default-cell-style-name="ce4"/>
        <table:table-column table:style-name="co1" table:default-cell-style-name="ce17"/>
        <table:table-column table:style-name="co1" table:number-columns-repeated="2" table:default-cell-style-name="ce4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Time</text:p>
          </table:table-cell>
          <table:table-cell table:style-name="ce12" office:value-type="string" calcext:value-type="string" table:number-columns-spanned="1" table:number-rows-spanned="2">
            <text:p>ACK</text:p>
          </table:table-cell>
          <table:table-cell table:style-name="ce12" office:value-type="string" calcext:value-type="string" table:number-columns-spanned="1" table:number-rows-spanned="2">
            <text:p>Packets / s</text:p>
          </table:table-cell>
          <table:table-cell table:style-name="ce14" office:value-type="string" calcext:value-type="string" table:number-columns-spanned="1" table:number-rows-spanned="2">
            <text:p>Data yield</text:p>
          </table:table-cell>
          <table:table-cell table:style-name="ce12" office:value-type="string" calcext:value-type="string" table:number-columns-spanned="1" table:number-rows-spanned="2">
            <text:p>I_avg [mA]</text:p>
          </table:table-cell>
          <table:table-cell table:style-name="ce12" office:value-type="string" calcext:value-type="string" table:number-columns-spanned="1" table:number-rows-spanned="2">
            <text:p>KPI</text:p>
          </table:table-cell>
          <table:table-cell table:style-name="ce20" office:value-type="string" calcext:value-type="string" table:number-columns-spanned="13" table:number-rows-spanned="1">
            <text:p>Packets ok</text:p>
          </table:table-cell>
          <table:covered-table-cell table:number-columns-repeated="12" table:style-name="ce20"/>
          <table:table-cell table:style-name="ce22" office:value-type="string" calcext:value-type="string" table:number-columns-spanned="1" table:number-rows-spanned="2">
            <text:p>Double </text:p>
            <text:p>Check</text:p>
          </table:table-cell>
        </table:table-row>
        <table:table-row table:style-name="ro1">
          <table:covered-table-cell table:style-name="ce2"/>
          <table:covered-table-cell table:style-name="ce6"/>
          <table:covered-table-cell table:style-name="ce10"/>
          <table:covered-table-cell table:number-columns-repeated="2" table:style-name="ce13"/>
          <table:covered-table-cell table:style-name="ce15"/>
          <table:covered-table-cell table:number-columns-repeated="2" table:style-name="ce13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covered-table-cell/>
        </table:table-row>
        <table:table-row table:style-name="ro1">
          <table:table-cell table:style-name="ce3" office:value-type="float" office:value="24443" calcext:value-type="float">
            <text:p>24443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8" office:value-type="float" office:value="0.6" calcext:value-type="float">
            <text:p>0.60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8" table:style-name="ce8" office:value-type="float" office:value="200" calcext:value-type="float">
            <text:p>200</text:p>
          </table:table-cell>
          <table:table-cell table:style-name="ce23" table:formula="of:=SUM([.I3:.U3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4" calcext:value-type="float">
            <text:p>24444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0H45M00S" calcext:value-type="time">
            <text:p>20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8" office:value-type="float" office:value="0.58" calcext:value-type="float">
            <text:p>0.58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2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23" table:formula="of:=SUM([.I4:.U4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5" calcext:value-type="float">
            <text:p>24445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1H00M00S" calcext:value-type="time">
            <text:p>21:0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65" calcext:value-type="float">
            <text:p>0.65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5:.U5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6" calcext:value-type="float">
            <text:p>24446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1H15M00S" calcext:value-type="time">
            <text:p>21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8" office:value-type="float" office:value="0.74" calcext:value-type="float">
            <text:p>0.74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11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23" table:formula="of:=SUM([.I6:.U6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7" calcext:value-type="float">
            <text:p>24447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1H30M00S" calcext:value-type="time">
            <text:p>21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96" calcext:value-type="float">
            <text:p>0.96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7:.U7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8" calcext:value-type="float">
            <text:p>24448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1H45M00S" calcext:value-type="time">
            <text:p>21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1.35" calcext:value-type="float">
            <text:p>1.35</text:p>
          </table:table-cell>
          <table:table-cell table:style-name="ce18" office:value-type="float" office:value="0.97" calcext:value-type="float">
            <text:p>0.97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8:.U8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9" calcext:value-type="float">
            <text:p>24449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2H00M00S" calcext:value-type="time">
            <text:p>22:0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6" calcext:value-type="float">
            <text:p>0.60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9:.U9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50" calcext:value-type="float">
            <text:p>24450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2H15M00S" calcext:value-type="time">
            <text:p>22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12" calcext:value-type="percentage">
            <text:p>99.12%</text:p>
          </table:table-cell>
          <table:table-cell table:style-name="ce18" office:value-type="float" office:value="0.58" calcext:value-type="float">
            <text:p>0.58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5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23" table:formula="of:=SUM([.I10:.U10])/(13*200)" office:value-type="percentage" office:value="0.991153846153846" calcext:value-type="percentage">
            <text:p>99.12%</text:p>
          </table:table-cell>
        </table:table-row>
        <table:table-row table:style-name="ro1">
          <table:table-cell table:style-name="ce3" office:value-type="float" office:value="24455" calcext:value-type="float">
            <text:p>24455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3H15M00S" calcext:value-type="time">
            <text:p>23:1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65" calcext:value-type="float">
            <text:p>0.65</text:p>
          </table:table-cell>
          <table:table-cell table:style-name="ce18" office:value-type="float" office:value="0.97" calcext:value-type="float">
            <text:p>0.97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11:.U11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56" calcext:value-type="float">
            <text:p>24456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3H30M00S" calcext:value-type="time">
            <text:p>23:3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8" office:value-type="float" office:value="0.74" calcext:value-type="float">
            <text:p>0.74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11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23" table:formula="of:=SUM([.I12:.U12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57" calcext:value-type="float">
            <text:p>24457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1" office:value-type="time" office:time-value="PT23H45M00S" calcext:value-type="time">
            <text:p>23:4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1.01" calcext:value-type="float">
            <text:p>1.01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13:.U13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64" calcext:value-type="float">
            <text:p>24464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1" office:value-type="time" office:time-value="PT10H30M00S" calcext:value-type="time">
            <text:p>10:3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885" calcext:value-type="percentage">
            <text:p>98.85%</text:p>
          </table:table-cell>
          <table:table-cell table:style-name="ce18" office:value-type="float" office:value="1.35" calcext:value-type="float">
            <text:p>1.35</text:p>
          </table:table-cell>
          <table:table-cell table:style-name="ce18" office:value-type="float" office:value="0.97" calcext:value-type="float">
            <text:p>0.97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23" table:formula="of:=SUM([.I14:.U14])/(13*200)" office:value-type="percentage" office:value="0.988461538461539" calcext:value-type="percentage">
            <text:p>98.85%</text:p>
          </table:table-cell>
        </table:table-row>
        <table:table-row table:style-name="ro1">
          <table:table-cell table:style-name="ce3" office:value-type="float" office:value="24465" calcext:value-type="float">
            <text:p>24465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1" office:value-type="time" office:time-value="PT10H45M00S" calcext:value-type="time">
            <text:p>10:4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5" calcext:value-type="percentage">
            <text:p>95.00%</text:p>
          </table:table-cell>
          <table:table-cell table:style-name="ce18" office:value-type="float" office:value="0.6" calcext:value-type="float">
            <text:p>0.60</text:p>
          </table:table-cell>
          <table:table-cell table:style-name="ce18" office:value-type="float" office:value="0.96" calcext:value-type="float">
            <text:p>0.96</text:p>
          </table:table-cell>
          <table:table-cell table:style-name="ce8" office:value-type="float" office:value="160" calcext:value-type="float">
            <text:p>160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60" calcext:value-type="float">
            <text:p>160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style-name="ce8" office:value-type="float" office:value="150" calcext:value-type="float">
            <text:p>150</text:p>
          </table:table-cell>
          <table:table-cell table:style-name="ce23" table:formula="of:=SUM([.I15:.U15])/(13*200)" office:value-type="percentage" office:value="0.95" calcext:value-type="percentage">
            <text:p>95.00%</text:p>
          </table:table-cell>
        </table:table-row>
        <table:table-row table:style-name="ro1">
          <table:table-cell table:style-name="ce3" office:value-type="float" office:value="24466" calcext:value-type="float">
            <text:p>24466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1" office:value-type="time" office:time-value="PT11H00M00S" calcext:value-type="time">
            <text:p>11:0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65" calcext:value-type="percentage">
            <text:p>96.50%</text:p>
          </table:table-cell>
          <table:table-cell table:style-name="ce18" office:value-type="float" office:value="0.58" calcext:value-type="float">
            <text:p>0.58</text:p>
          </table:table-cell>
          <table:table-cell table:style-name="ce18" office:value-type="float" office:value="0.97" calcext:value-type="float">
            <text:p>0.97</text:p>
          </table:table-cell>
          <table:table-cell table:style-name="ce8" office:value-type="float" office:value="170" calcext:value-type="float">
            <text:p>170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9" calcext:value-type="float">
            <text:p>199</text:p>
          </table:table-cell>
          <table:table-cell table:number-columns-repeated="2" table:style-name="ce8" office:value-type="float" office:value="190" calcext:value-type="float">
            <text:p>190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70" calcext:value-type="float">
            <text:p>170</text:p>
          </table:table-cell>
          <table:table-cell table:style-name="ce23" table:formula="of:=SUM([.I16:.U16])/(13*200)" office:value-type="percentage" office:value="0.965" calcext:value-type="percentage">
            <text:p>96.50%</text:p>
          </table:table-cell>
        </table:table-row>
        <table:table-row table:style-name="ro1">
          <table:table-cell table:style-name="ce3" office:value-type="float" office:value="24494" calcext:value-type="float">
            <text:p>24494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1" office:value-type="time" office:time-value="PT18H04M00S" calcext:value-type="time">
            <text:p>18:04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8" office:value-type="float" office:value="0.65" calcext:value-type="float">
            <text:p>0.65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9" table:style-name="ce8" office:value-type="float" office:value="200" calcext:value-type="float">
            <text:p>200</text:p>
          </table:table-cell>
          <table:table-cell table:style-name="ce23" table:formula="of:=SUM([.I17:.U17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95" calcext:value-type="float">
            <text:p>24495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1" office:value-type="time" office:time-value="PT18H15M00S" calcext:value-type="time">
            <text:p>18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88" calcext:value-type="percentage">
            <text:p>99.88%</text:p>
          </table:table-cell>
          <table:table-cell table:style-name="ce18" office:value-type="float" office:value="0.75" calcext:value-type="float">
            <text:p>0.75</text:p>
          </table:table-cell>
          <table:table-cell table:style-name="ce18" office:value-type="float" office:value="0.98" calcext:value-type="float">
            <text:p>0.98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9" calcext:value-type="float">
            <text:p>199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23" table:formula="of:=SUM([.I18:.U18])/(13*200)" office:value-type="percentage" office:value="0.998846153846154" calcext:value-type="percentage">
            <text:p>99.88%</text:p>
          </table:table-cell>
        </table:table-row>
        <table:table-row table:style-name="ro1">
          <table:table-cell table:style-name="ce3" office:value-type="float" office:value="24496" calcext:value-type="float">
            <text:p>24496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1" office:value-type="time" office:time-value="PT18H30M00S" calcext:value-type="time">
            <text:p>18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1.01" calcext:value-type="float">
            <text:p>1.01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19:.U19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04" calcext:value-type="float">
            <text:p>24504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1" office:value-type="time" office:time-value="PT02H15M00S" calcext:value-type="time">
            <text:p>02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1.35" calcext:value-type="float">
            <text:p>1.35</text:p>
          </table:table-cell>
          <table:table-cell table:style-name="ce18" office:value-type="float" office:value="0.97" calcext:value-type="float">
            <text:p>0.97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20:.U20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05" calcext:value-type="float">
            <text:p>24505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1" office:value-type="time" office:time-value="PT02H30M00S" calcext:value-type="time">
            <text:p>02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6" calcext:value-type="float">
            <text:p>0.60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21:.U21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06" calcext:value-type="float">
            <text:p>24506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1" office:value-type="time" office:time-value="PT02H45M00S" calcext:value-type="time">
            <text:p>02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58" calcext:value-type="float">
            <text:p>0.58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22:.U22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43" calcext:value-type="float">
            <text:p>24543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8" office:value-type="float" office:value="0.65" calcext:value-type="float">
            <text:p>0.65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2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23" table:formula="of:=SUM([.I23:.U23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544" calcext:value-type="float">
            <text:p>24544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1" office:value-type="time" office:time-value="PT20H45M00S" calcext:value-type="time">
            <text:p>20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885" calcext:value-type="percentage">
            <text:p>98.85%</text:p>
          </table:table-cell>
          <table:table-cell table:style-name="ce18" office:value-type="float" office:value="0.74" calcext:value-type="float">
            <text:p>0.74</text:p>
          </table:table-cell>
          <table:table-cell table:style-name="ce18" office:value-type="float" office:value="0.98" calcext:value-type="float">
            <text:p>0.98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9" table:style-name="ce8" office:value-type="float" office:value="200" calcext:value-type="float">
            <text:p>200</text:p>
          </table:table-cell>
          <table:table-cell table:style-name="ce23" table:formula="of:=SUM([.I24:.U24])/(13*200)" office:value-type="percentage" office:value="0.988461538461539" calcext:value-type="percentage">
            <text:p>98.85%</text:p>
          </table:table-cell>
        </table:table-row>
        <table:table-row table:style-name="ro1">
          <table:table-cell table:style-name="ce3" office:value-type="float" office:value="24545" calcext:value-type="float">
            <text:p>24545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1" office:value-type="time" office:time-value="PT21H00M00S" calcext:value-type="time">
            <text:p>21:0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1.01" calcext:value-type="float">
            <text:p>1.01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25:.U25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60" calcext:value-type="float">
            <text:p>24560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07H45M00S" calcext:value-type="time">
            <text:p>07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858" calcext:value-type="percentage">
            <text:p>98.58%</text:p>
          </table:table-cell>
          <table:table-cell table:style-name="ce18" office:value-type="float" office:value="1.35" calcext:value-type="float">
            <text:p>1.35</text:p>
          </table:table-cell>
          <table:table-cell table:style-name="ce18" office:value-type="float" office:value="0.97" calcext:value-type="float">
            <text:p>0.97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number-columns-repeated="2" table:style-name="ce8" office:value-type="float" office:value="190" calcext:value-type="float">
            <text:p>190</text:p>
          </table:table-cell>
          <table:table-cell table:style-name="ce23" table:formula="of:=SUM([.I26:.U26])/(13*200)" office:value-type="percentage" office:value="0.985769230769231" calcext:value-type="percentage">
            <text:p>98.58%</text:p>
          </table:table-cell>
        </table:table-row>
        <table:table-row table:style-name="ro1">
          <table:table-cell table:style-name="ce3" office:value-type="float" office:value="24561" calcext:value-type="float">
            <text:p>24561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08H00M00S" calcext:value-type="time">
            <text:p>08:0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88" calcext:value-type="percentage">
            <text:p>99.88%</text:p>
          </table:table-cell>
          <table:table-cell table:style-name="ce18" office:value-type="float" office:value="0.6" calcext:value-type="float">
            <text:p>0.60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5" table:style-name="ce8" office:value-type="float" office:value="200" calcext:value-type="float">
            <text:p>200</text:p>
          </table:table-cell>
          <table:table-cell table:style-name="ce23" table:formula="of:=SUM([.I27:.U27])/(13*200)" office:value-type="percentage" office:value="0.998846153846154" calcext:value-type="percentage">
            <text:p>99.88%</text:p>
          </table:table-cell>
        </table:table-row>
        <table:table-row table:style-name="ro1">
          <table:table-cell table:style-name="ce3" office:value-type="float" office:value="24562" calcext:value-type="float">
            <text:p>24562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08H15M00S" calcext:value-type="time">
            <text:p>08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58" calcext:value-type="float">
            <text:p>0.58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28:.U28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70" calcext:value-type="float">
            <text:p>24570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1H15M00S" calcext:value-type="time">
            <text:p>11:1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8" office:value-type="float" office:value="0.65" calcext:value-type="float">
            <text:p>0.65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9" table:style-name="ce8" office:value-type="float" office:value="200" calcext:value-type="float">
            <text:p>200</text:p>
          </table:table-cell>
          <table:table-cell table:style-name="ce23" table:formula="of:=SUM([.I29:.U29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571" calcext:value-type="float">
            <text:p>24571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1H30M00S" calcext:value-type="time">
            <text:p>11:3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74" calcext:value-type="float">
            <text:p>0.74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30:.U30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72" calcext:value-type="float">
            <text:p>24572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1H45M00S" calcext:value-type="time">
            <text:p>11:4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1.01" calcext:value-type="float">
            <text:p>1.01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31:.U31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85" calcext:value-type="float">
            <text:p>24585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3H15M00S" calcext:value-type="time">
            <text:p>13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808" calcext:value-type="percentage">
            <text:p>98.08%</text:p>
          </table:table-cell>
          <table:table-cell table:style-name="ce18" office:value-type="float" office:value="1.35" calcext:value-type="float">
            <text:p>1.35</text:p>
          </table:table-cell>
          <table:table-cell table:style-name="ce18" office:value-type="float" office:value="0.96" calcext:value-type="float">
            <text:p>0.96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9" table:style-name="ce8" office:value-type="float" office:value="200" calcext:value-type="float">
            <text:p>200</text:p>
          </table:table-cell>
          <table:table-cell table:number-columns-repeated="2" table:style-name="ce8" office:value-type="float" office:value="190" calcext:value-type="float">
            <text:p>190</text:p>
          </table:table-cell>
          <table:table-cell table:style-name="ce8" office:value-type="float" office:value="180" calcext:value-type="float">
            <text:p>180</text:p>
          </table:table-cell>
          <table:table-cell table:style-name="ce23" table:formula="of:=SUM([.I32:.U32])/(13*200)" office:value-type="percentage" office:value="0.980769230769231" calcext:value-type="percentage">
            <text:p>98.08%</text:p>
          </table:table-cell>
        </table:table-row>
        <table:table-row table:style-name="ro1">
          <table:table-cell table:style-name="ce3" office:value-type="float" office:value="24586" calcext:value-type="float">
            <text:p>24586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3H30M00S" calcext:value-type="time">
            <text:p>13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6" calcext:value-type="float">
            <text:p>0.60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33:.U33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87" calcext:value-type="float">
            <text:p>24587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3H45M00S" calcext:value-type="time">
            <text:p>13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58" calcext:value-type="float">
            <text:p>0.58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34:.U34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98" calcext:value-type="float">
            <text:p>24598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5H45M00S" calcext:value-type="time">
            <text:p>15:4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65" calcext:value-type="float">
            <text:p>0.65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35:.U35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99" calcext:value-type="float">
            <text:p>24599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6H00M00S" calcext:value-type="time">
            <text:p>16:0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8" office:value-type="float" office:value="0.74" calcext:value-type="float">
            <text:p>0.74</text:p>
          </table:table-cell>
          <table:table-cell table:style-name="ce18" office:value-type="float" office:value="0.98" calcext:value-type="float">
            <text:p>0.98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2" table:style-name="ce8" office:value-type="float" office:value="200" calcext:value-type="float">
            <text:p>200</text:p>
          </table:table-cell>
          <table:table-cell table:style-name="ce23" table:formula="of:=SUM([.I36:.U36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600" calcext:value-type="float">
            <text:p>24600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6H15M00S" calcext:value-type="time">
            <text:p>16:1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877" calcext:value-type="percentage">
            <text:p>98.77%</text:p>
          </table:table-cell>
          <table:table-cell table:style-name="ce18" office:value-type="float" office:value="1.01" calcext:value-type="float">
            <text:p>1.01</text:p>
          </table:table-cell>
          <table:table-cell table:style-name="ce18" office:value-type="float" office:value="0.97" calcext:value-type="float">
            <text:p>0.97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style-name="ce8" office:value-type="float" office:value="180" calcext:value-type="float">
            <text:p>180</text:p>
          </table:table-cell>
          <table:table-cell table:style-name="ce23" table:formula="of:=SUM([.I37:.U37])/(13*200)" office:value-type="percentage" office:value="0.987692307692308" calcext:value-type="percentage">
            <text:p>98.77%</text:p>
          </table:table-cell>
        </table:table-row>
        <table:table-row table:style-name="ro1">
          <table:table-cell table:style-name="ce3" office:value-type="float" office:value="24604" calcext:value-type="float">
            <text:p>24604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7H00M12S" calcext:value-type="time">
            <text:p>17:00:12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923" calcext:value-type="percentage">
            <text:p>99.23%</text:p>
          </table:table-cell>
          <table:table-cell table:style-name="ce18" office:value-type="float" office:value="1.35" calcext:value-type="float">
            <text:p>1.35</text:p>
          </table:table-cell>
          <table:table-cell table:style-name="ce18" office:value-type="float" office:value="0.97" calcext:value-type="float">
            <text:p>0.97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8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23" table:formula="of:=SUM([.I38:.U38])/(13*200)" office:value-type="percentage" office:value="0.992307692307692" calcext:value-type="percentage">
            <text:p>99.23%</text:p>
          </table:table-cell>
        </table:table-row>
        <table:table-row table:style-name="ro1">
          <table:table-cell table:style-name="ce3" office:value-type="float" office:value="24605" calcext:value-type="float">
            <text:p>24605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7H15M00S" calcext:value-type="time">
            <text:p>17:15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15" calcext:value-type="percentage">
            <text:p>99.15%</text:p>
          </table:table-cell>
          <table:table-cell table:style-name="ce18" office:value-type="float" office:value="0.6" calcext:value-type="float">
            <text:p>0.60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6" table:style-name="ce8" office:value-type="float" office:value="200" calcext:value-type="float">
            <text:p>200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23" table:formula="of:=SUM([.I39:.U39])/(13*200)" office:value-type="percentage" office:value="0.991538461538462" calcext:value-type="percentage">
            <text:p>99.15%</text:p>
          </table:table-cell>
        </table:table-row>
        <table:table-row table:style-name="ro1">
          <table:table-cell table:style-name="ce3" office:value-type="float" office:value="24606" calcext:value-type="float">
            <text:p>24606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7H30M00S" calcext:value-type="time">
            <text:p>17:3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54" calcext:value-type="percentage">
            <text:p>99.54%</text:p>
          </table:table-cell>
          <table:table-cell table:style-name="ce18" office:value-type="float" office:value="0.58" calcext:value-type="float">
            <text:p>0.58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23" table:formula="of:=SUM([.I40:.U40])/(13*200)" office:value-type="percentage" office:value="0.995384615384615" calcext:value-type="percentage">
            <text:p>99.54%</text:p>
          </table:table-cell>
        </table:table-row>
        <table:table-row table:style-name="ro1">
          <table:table-cell table:style-name="ce3" office:value-type="float" office:value="24612" calcext:value-type="float">
            <text:p>24612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9H28M23S" calcext:value-type="time">
            <text:p>19:28:23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65" calcext:value-type="float">
            <text:p>0.65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41:.U41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613" calcext:value-type="float">
            <text:p>24613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19H45M00S" calcext:value-type="time">
            <text:p>19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8" office:value-type="float" office:value="0.74" calcext:value-type="float">
            <text:p>0.74</text:p>
          </table:table-cell>
          <table:table-cell table:style-name="ce18" office:value-type="float" office:value="0.98" calcext:value-type="float">
            <text:p>0.98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2" table:style-name="ce8" office:value-type="float" office:value="200" calcext:value-type="float">
            <text:p>200</text:p>
          </table:table-cell>
          <table:table-cell table:style-name="ce23" table:formula="of:=SUM([.I42:.U42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614" calcext:value-type="float">
            <text:p>24614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0H00M00S" calcext:value-type="time">
            <text:p>20:0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1.01" calcext:value-type="float">
            <text:p>1.01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43:.U43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615" calcext:value-type="float">
            <text:p>24615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0H15M00S" calcext:value-type="time">
            <text:p>20:1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869" calcext:value-type="percentage">
            <text:p>98.69%</text:p>
          </table:table-cell>
          <table:table-cell table:style-name="ce18" office:value-type="float" office:value="1.35" calcext:value-type="float">
            <text:p>1.35</text:p>
          </table:table-cell>
          <table:table-cell table:style-name="ce18" office:value-type="float" office:value="0.97" calcext:value-type="float">
            <text:p>0.97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5" table:style-name="ce8" office:value-type="float" office:value="200" calcext:value-type="float">
            <text:p>200</text:p>
          </table:table-cell>
          <table:table-cell table:number-columns-repeated="3" table:style-name="ce8" office:value-type="float" office:value="190" calcext:value-type="float">
            <text:p>190</text:p>
          </table:table-cell>
          <table:table-cell table:style-name="ce23" table:formula="of:=SUM([.I44:.U44])/(13*200)" office:value-type="percentage" office:value="0.986923076923077" calcext:value-type="percentage">
            <text:p>98.69%</text:p>
          </table:table-cell>
        </table:table-row>
        <table:table-row table:style-name="ro1">
          <table:table-cell table:style-name="ce3" office:value-type="float" office:value="24616" calcext:value-type="float">
            <text:p>24616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81" calcext:value-type="percentage">
            <text:p>99.81%</text:p>
          </table:table-cell>
          <table:table-cell table:style-name="ce18" office:value-type="float" office:value="0.6" calcext:value-type="float">
            <text:p>0.60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5" table:style-name="ce8" office:value-type="float" office:value="200" calcext:value-type="float">
            <text:p>200</text:p>
          </table:table-cell>
          <table:table-cell table:style-name="ce23" table:formula="of:=SUM([.I45:.U45])/(13*200)" office:value-type="percentage" office:value="0.998076923076923" calcext:value-type="percentage">
            <text:p>99.81%</text:p>
          </table:table-cell>
        </table:table-row>
        <table:table-row table:style-name="ro1">
          <table:table-cell table:style-name="ce3" office:value-type="float" office:value="24617" calcext:value-type="float">
            <text:p>24617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0H45M00S" calcext:value-type="time">
            <text:p>20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8" office:value-type="float" office:value="0.58" calcext:value-type="float">
            <text:p>0.58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7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5" table:style-name="ce8" office:value-type="float" office:value="200" calcext:value-type="float">
            <text:p>200</text:p>
          </table:table-cell>
          <table:table-cell table:style-name="ce23" table:formula="of:=SUM([.I46:.U46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618" calcext:value-type="float">
            <text:p>24618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1H00M00S" calcext:value-type="time">
            <text:p>21:0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0.65" calcext:value-type="float">
            <text:p>0.65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47:.U47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620" calcext:value-type="float">
            <text:p>24620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1H10M36S" calcext:value-type="time">
            <text:p>21:10:36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percentage" office:value="0.9962" calcext:value-type="percentage">
            <text:p>99.62%</text:p>
          </table:table-cell>
          <table:table-cell table:style-name="ce18" office:value-type="float" office:value="0.74" calcext:value-type="float">
            <text:p>0.74</text:p>
          </table:table-cell>
          <table:table-cell table:style-name="ce18" office:value-type="float" office:value="0.98" calcext:value-type="float">
            <text:p>0.98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2" table:style-name="ce8" office:value-type="float" office:value="200" calcext:value-type="float">
            <text:p>200</text:p>
          </table:table-cell>
          <table:table-cell table:style-name="ce23" table:formula="of:=SUM([.I48:.U48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621" calcext:value-type="float">
            <text:p>24621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1H30M00S" calcext:value-type="time">
            <text:p>21:30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ce18" office:value-type="float" office:value="1.01" calcext:value-type="float">
            <text:p>1.01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13" table:style-name="ce8" office:value-type="float" office:value="200" calcext:value-type="float">
            <text:p>200</text:p>
          </table:table-cell>
          <table:table-cell table:style-name="ce23" table:formula="of:=SUM([.I49:.U49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622" calcext:value-type="float">
            <text:p>24622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1H45M00S" calcext:value-type="time">
            <text:p>21:45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percentage" office:value="0.9923" calcext:value-type="percentage">
            <text:p>99.23%</text:p>
          </table:table-cell>
          <table:table-cell table:style-name="ce18" office:value-type="float" office:value="1.35" calcext:value-type="float">
            <text:p>1.35</text:p>
          </table:table-cell>
          <table:table-cell table:style-name="ce18" office:value-type="float" office:value="0.97" calcext:value-type="float">
            <text:p>0.97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94" calcext:value-type="float">
            <text:p>194</text:p>
          </table:table-cell>
          <table:table-cell table:number-columns-repeated="3" table:style-name="ce8" office:value-type="float" office:value="200" calcext:value-type="float">
            <text:p>200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00" calcext:value-type="float">
            <text:p>200</text:p>
          </table:table-cell>
          <table:table-cell table:style-name="ce23" table:formula="of:=SUM([.I50:.U50])/(13*200)" office:value-type="percentage" office:value="0.992307692307692" calcext:value-type="percentage">
            <text:p>99.23%</text:p>
          </table:table-cell>
        </table:table-row>
        <table:table-row table:style-name="ro1">
          <table:table-cell table:style-name="ce3" office:value-type="float" office:value="24625" calcext:value-type="float">
            <text:p>24625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2H18M00S" calcext:value-type="time">
            <text:p>22:18:00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873" calcext:value-type="percentage">
            <text:p>98.73%</text:p>
          </table:table-cell>
          <table:table-cell table:style-name="ce18" office:value-type="float" office:value="0.6" calcext:value-type="float">
            <text:p>0.60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5" table:style-name="ce8" office:value-type="float" office:value="200" calcext:value-type="float">
            <text:p>200</text:p>
          </table:table-cell>
          <table:table-cell table:style-name="ce23" table:formula="of:=SUM([.I51:.U51])/(13*200)" office:value-type="percentage" office:value="0.987307692307692" calcext:value-type="percentage">
            <text:p>98.73%</text:p>
          </table:table-cell>
        </table:table-row>
        <table:table-row table:style-name="ro1">
          <table:table-cell table:style-name="ce3" office:value-type="float" office:value="24626" calcext:value-type="float">
            <text:p>24626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percentage" office:value="0.9946" calcext:value-type="percentage">
            <text:p>99.46%</text:p>
          </table:table-cell>
          <table:table-cell table:style-name="ce18" office:value-type="float" office:value="0.58" calcext:value-type="float">
            <text:p>0.58</text:p>
          </table:table-cell>
          <table:table-cell table:style-name="ce18" office:value-type="float" office:value="0.99" calcext:value-type="float">
            <text:p>0.99</text:p>
          </table:table-cell>
          <table:table-cell table:number-columns-repeated="6" table:style-name="ce8" office:value-type="float" office:value="200" calcext:value-type="float">
            <text:p>200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190" calcext:value-type="float">
            <text:p>190</text:p>
          </table:table-cell>
          <table:table-cell table:style-name="ce23" table:formula="of:=SUM([.I52:.U52])/(13*200)" office:value-type="percentage" office:value="0.994615384615384" calcext:value-type="percentage">
            <text:p>99.46%</text:p>
          </table:table-cell>
        </table:table-row>
        <table:table-row table:style-name="ro1" table:number-rows-repeated="31">
          <table:table-cell table:style-name="ce3"/>
          <table:table-cell table:style-name="ce7"/>
          <table:table-cell table:style-name="ce8" table:number-columns-repeated="3"/>
          <table:table-cell table:style-name="ce16"/>
          <table:table-cell table:style-name="ce18" table:number-columns-repeated="2"/>
          <table:table-cell table:style-name="ce21" table:number-columns-repeated="13"/>
          <table:table-cell/>
        </table:table-row>
        <table:table-row table:style-name="ro1" table:number-rows-repeated="8">
          <table:table-cell table:style-name="ce3"/>
          <table:table-cell table:style-name="ce8" table:number-columns-repeated="4"/>
          <table:table-cell table:style-name="ce16"/>
          <table:table-cell table:style-name="ce18" table:number-columns-repeated="2"/>
          <table:table-cell table:style-name="ce21" table:number-columns-repeated="13"/>
          <table:table-cell/>
        </table:table-row>
        <table:table-row table:style-name="ro1" table:number-rows-repeated="99">
          <table:table-cell table:number-columns-repeated="6"/>
          <table:table-cell table:style-name="ce19" table:number-columns-repeated="2"/>
          <table:table-cell table:number-columns-repeated="14"/>
        </table:table-row>
        <table:table-row table:style-name="ro1" table:number-rows-repeated="104838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.00.0000</text:date>, <text:time style:data-style-name="N2" text:time-value="23:34:02.4992234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35:11.151164971</meta:creation-date>
    <dc:date>2015-12-05T23:36:50.676266148</dc:date>
    <meta:editing-duration>PT3H37M</meta:editing-duration>
    <meta:editing-cycles>49</meta:editing-cycles>
    <meta:generator>LibreOffice/4.2.8.2$Linux_X86_64 LibreOffice_project/420m0$Build-2</meta:generator>
    <meta:document-statistic meta:table-count="1" meta:cell-count="1123" meta:object-count="0"/>
  </office:meta>
</office:document-meta>
</file>